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b8838" officeooo:paragraph-rsid="001b88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x里是该字符串相对代码起始位置的偏移加上7c00h，是绝对地址，系统通过ds：bp取到地址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8T00:02:15.701218670</dc:date>
    <meta:editing-duration>PT20M30S</meta:editing-duration>
    <meta:editing-cycles>4</meta:editing-cycles>
    <meta:generator>LibreOffice/4.4.6.3$Linux_x86 LibreOffice_project/40m0$Build-3</meta:generator>
    <meta:document-statistic meta:table-count="0" meta:image-count="0" meta:object-count="0" meta:page-count="1" meta:paragraph-count="1" meta:word-count="40" meta:character-count="47" meta:non-whitespace-character-count="47"/>
  </office:meta>
</office:document-meta>
</file>